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uter:</text:p>
      <text:list xml:id="list356601001" text:style-name="L1">
        <text:list-item>
          <text:list>
            <text:list-item>
              <text:list>
                <text:list-item>
                  <text:p text:style-name="P1">Input</text:p>
                </text:list-item>
                <text:list-item>
                  <text:p text:style-name="P1">output</text:p>
                </text:list-item>
                <text:list-item>
                  <text:p text:style-name="P1">data path (ALU)</text:p>
                </text:list-item>
                <text:list-item>
                  <text:p text:style-name="P1">memory</text:p>
                </text:list-item>
                <text:list-item>
                  <text:p text:style-name="P1">control unit</text:p>
                </text:list-item>
              </text:list>
            </text:list-item>
          </text:list>
        </text:list-item>
      </text:list>
      <text:p text:style-name="Standard">Plan;</text:p>
      <text:list xml:id="list810785930" text:style-name="L2">
        <text:list-item>
          <text:list>
            <text:list-item>
              <text:list>
                <text:list-item>
                  <text:p text:style-name="P2">Review all</text:p>
                </text:list-item>
                <text:list-item>
                  <text:p text:style-name="P2">complete OUR ALU</text:p>
                </text:list-item>
                <text:list-item>
                  <text:p text:style-name="P2">Control Unit</text:p>
                </text:list-item>
              </text:list>
            </text:list-item>
          </text:list>
        </text:list-item>
      </text:list>
      <text:p text:style-name="Standard"/>
      <text:p text:style-name="Standard">and<text:tab/><text:tab/><text:tab/>0</text:p>
      <text:p text:style-name="Standard">or<text:tab/><text:tab/><text:tab/>1</text:p>
      <text:p text:style-name="Standard">add<text:tab/><text:tab/><text:tab/>2</text:p>
      <text:p text:style-name="Standard">subtract<text:tab/><text:tab/>2</text:p>
      <text:p text:style-name="Standard">slt<text:tab/><text:tab/><text:tab/>3<text:tab/>slt rd, rs, rt,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2-08T09:37:27</meta:creation-date>
    <dc:date>2011-12-08T09:51:19</dc:date>
    <dc:creator>Braden Licastro</dc:creator>
    <meta:editing-duration>PT00H14M29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15" meta:word-count="39" meta:character-count="167"/>
  </office:meta>
</office:document-meta>
</file>